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se over Amazon S3.</text:h>
      <text:p text:style-name="Text_20_body"/>
      <text:p text:style-name="Text_20_body">Download: http://s3fs.googlecode.com/files/s3fs-1.40.tar.gz </text:p>
      <text:p text:style-name="Text_20_body">Download SHA1 checksum: d20c04ed1d277a24013c4140a988892c4e8f8012 </text:p>
      <text:p text:style-name="Text_20_body">Download size: 153570 </text:p>
      <text:p text:style-name="Text_20_body">tar xvzf s3fs-1.40.tar.gz </text:p>
      <text:p text:style-name="Text_20_body">cd s3fs-1.40/ </text:p>
      <text:p text:style-name="Text_20_body">./configure --prefix=/usr </text:p>
      <text:p text:style-name="Text_20_body">make </text:p>
      <text:p text:style-name="Text_20_body">make install (as root)</text:p>
      <text:h text:style-name="Heading_20_2" text:outline-level="2">Dependencies:</text:h>
      <text:p text:style-name="Text_20_body">Install gcc g++ pkg-config build-essential libcurl4-openssl-dev libxml2-dev libfuse-dev comerr-dev libfuse2 libidn11-dev libkadm55 libkrb5-dev libldap2-dev libselinux1-dev libsepol1-dev pkg-config fuse-utils sshfs</text:p>
      <text:p text:style-name="Text_20_body">deps: fuse libcurl libxml libcrypto</text:p>
      <text:p text:style-name="Text_20_body"/>
      <text:list xml:id="list1486549893" text:style-name="L1">
        <text:list-item>
          <text:p text:style-name="P1">Upldate to maverick</text:p>
        </text:list-item>
      </text:list>
      <text:h text:style-name="Heading_20_2" text:outline-level="2">Configuration</text:h>
      <text:p text:style-name="Text_20_body">Create file /etc/passwd-s3fs with permissions 0600</text:p>
      <text:p text:style-name="Text_20_body">enter credentials in the form bucket_name:accesskeyid:secretkey</text:p>
      <text:p text:style-name="Text_20_body"/>
      <text:p text:style-name="Text_20_body">Fstab entry:</text:p>
      <text:p text:style-name="Text_20_body">s3fs#backup_dir <text:s text:c="30"/>/mnt/backup_dir fuse defaults 0 0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12:43:46</meta:creation-date>
    <dc:date>2011-05-12T00:54:50</dc:date>
    <meta:editing-duration>PT1H2M30S</meta:editing-duration>
    <meta:editing-cycles>11</meta:editing-cycles>
    <meta:generator>LibreOffice/3.3$Linux LibreOffice_project/330m19$Build-202</meta:generator>
    <meta:document-statistic meta:table-count="0" meta:image-count="0" meta:object-count="0" meta:page-count="1" meta:paragraph-count="18" meta:word-count="76" meta:character-count="758"/>
  </office:meta>
</office:document-meta>
</file>